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background-color="#ff9900"/>
    </style:style>
    <style:style style:name="P3" style:family="paragraph" style:parent-style-name="Standard">
      <style:text-properties fo:background-color="#ffcc99"/>
    </style:style>
    <style:style style:name="P4" style:family="paragraph" style:parent-style-name="Standard">
      <style:text-properties fo:background-color="#ffcc00"/>
    </style:style>
    <style:style style:name="P5" style:family="paragraph" style:parent-style-name="Standard">
      <style:paragraph-properties fo:background-color="#cccccc">
        <style:background-image/>
      </style:paragraph-properties>
    </style:style>
    <style:style style:name="T1" style:family="text">
      <style:text-properties fo:background-color="#ff99ff"/>
    </style:style>
    <style:style style:name="T2" style:family="text">
      <style:text-properties fo:background-color="#ffcc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a new member joins:</text:p>
      <text:p text:style-name="Standard">login to admin</text:p>
      <text:p text:style-name="Standard">go to Users</text:p>
      <text:p text:style-name="Standard">click add User (top right)</text:p>
      <text:p text:style-name="Standard">Username = the member's TO name. (Fox, Trout, etc)</text:p>
      <text:p text:style-name="Standard">give <text:s/>a temp password, tell them about it</text:p>
      <text:p text:style-name="Standard">contact email – this will be used by the system to send notices to the user</text:p>
      <text:p text:style-name="Standard">double click Members in the Groups section to 'choose it' / send it to the right side</text:p>
      <text:p text:style-name="Standard"/>
      <text:p text:style-name="Standard">Person</text:p>
      <text:p text:style-name="Standard">(if the Person doesn't exist in the system already)</text:p>
      <text:p text:style-name="Standard">Name = same as Username</text:p>
      <text:p text:style-name="Standard">contact email – this will be used by the system to send notices to the user</text:p>
      <text:p text:style-name="Standard">parent = ignore this</text:p>
      <text:p text:style-name="Standard">preference = defaults to 'anyone can stay' as their guest status, user can manually change later</text:p>
      <text:p text:style-name="Standard"/>
      <text:p text:style-name="Standard">(if they do exist already)</text:p>
      <text:p text:style-name="Standard">go to Persons</text:p>
      <text:p text:style-name="Standard">click their name</text:p>
      <text:p text:style-name="Standard">select the matching User you just created from the dropdown</text:p>
      <text:p text:style-name="Standard">Save</text:p>
      <text:p text:style-name="Standard">=//=//==/=/=/=/=/=/=/===//=/=//==//==/</text:p>
      <text:p text:style-name="Standard">^^^^^^^</text:p>
      <text:p text:style-name="P2">CRUD User's and Persons (this seems like something the admin page does just fine)</text:p>
      <text:p text:style-name="P4">Create a user account with person object attached</text:p>
      <text:p text:style-name="P4">create non-user persons and attach to others as children</text:p>
      <text:p text:style-name="P4">turn children persons into Users (for teens maybe)</text:p>
      <text:p text:style-name="P4">delete a person</text:p>
      <text:p text:style-name="P4">delete a user / person</text:p>
      <text:p text:style-name="P3">take building / floors / rooms offline and bring them back</text:p>
      <text:p text:style-name="P3"><text:tab/>bool attached to rooms, methods for taking larger sections out</text:p>
      <text:p text:style-name="Standard"><text:span text:style-name="T2"><text:tab/>change is_available functio</text:span></text:p>
      <text:p text:style-name="Standard"><text:span text:style-name="T1">Move members to different rooms, copying their calendars over</text:span></text:p>
      <text:p text:style-name="Standard"/>
      <text:p text:style-name="P5">TOGGLING NOTES</text:p>
      <text:p text:style-name="P5">taking offline deletes all events of all room calendars</text:p>
      <text:p text:style-name="P5">it does not attempt to auto reassign scheduled occupancies</text:p>
      <text:p text:style-name="P5">putting back online will make all rooms online</text:p>
      <text:p text:style-name="P5">offline room set to not show in rooms_master</text:p>
      <text:p text:style-name="P5">does not remove owners</text:p>
      <text:p text:style-name="Standard"/>
      <text:p text:style-name="Standard">drop downs wrong color and words</text:p>
      <text:p text:style-name="Standard"/>
      <text:p text:style-name="Standard">deleting my guests takes to error page</text:p>
      <text:p text:style-name="Standard"/>
      <text:p text:style-name="Standard">rooms master – fox preference only changes cordelias preference..... wtfs</text:p>
      <text:p text:style-name="Standard"/>
      <text:p text:style-name="Standard">NOTES: handle reassign is getting request.user which is astring when it needs room owner Person obect. But also need to have that name for emails probably later. So utils and availability views need <text:soft-page-break/>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evor Pierson</meta:initial-creator>
    <meta:creation-date>2024-07-02T14:56:48.85</meta:creation-date>
    <dc:date>2024-07-11T22:21:31.29</dc:date>
    <dc:creator>Trevor Pierson</dc:creator>
    <meta:editing-duration>P7DT14H32M56S</meta:editing-duration>
    <meta:editing-cycles>85</meta:editing-cycles>
    <meta:generator>OpenOffice/4.1.13$Win32 OpenOffice.org_project/4113m1$Build-9810</meta:generator>
    <meta:document-statistic meta:table-count="0" meta:image-count="0" meta:object-count="0" meta:page-count="2" meta:paragraph-count="41" meta:word-count="318" meta:character-count="1829"/>
  </office:meta>
</office:document-meta>
</file>